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1">
          <table:table-cell office:value-type="string">
            <text:p>Tshabalala</text:p>
          </table:table-cell>
          <table:table-cell office:value-type="string">
            <text:p>Siphiwe</text:p>
          </table:table-cell>
          <table:table-cell office:value-type="string">
            <text:p>MG</text:p>
          </table:table-cell>
          <table:table-cell office:value-type="string">
            <text:p>http://2015.sofifa.org/15/players/60/183883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Masu</text:p>
          </table:table-cell>
        </table:table-row>
        <table:table-row table:style-name="ro1">
          <table:table-cell office:value-type="string">
            <text:p>Khune</text:p>
          </table:table-cell>
          <table:table-cell office:value-type="string">
            <text:p>Itumeleng</text:p>
          </table:table-cell>
          <table:table-cell office:value-type="string">
            <text:p>G</text:p>
          </table:table-cell>
          <table:table-cell office:value-type="string">
            <text:p>http://2015.sofifa.org/15/players/60/165247.png</text:p>
          </table:table-cell>
          <table:table-cell office:value-type="string">
            <text:p>Kaizer Chief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silela</text:p>
          </table:table-cell>
          <table:table-cell office:value-type="string">
            <text:p>Tsepo</text:p>
          </table:table-cell>
          <table:table-cell office:value-type="string">
            <text:p>DG</text:p>
          </table:table-cell>
          <table:table-cell office:value-type="string">
            <text:p>http://2015.sofifa.org/15/players/60/186890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Parker</text:p>
          </table:table-cell>
          <table:table-cell office:value-type="string">
            <text:p>Bernard</text:p>
          </table:table-cell>
          <table:table-cell office:value-type="string">
            <text:p>AT</text:p>
          </table:table-cell>
          <table:table-cell office:value-type="string">
            <text:p>http://2015.sofifa.org/15/players/60/190471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Nkosi</text:p>
          </table:table-cell>
          <table:table-cell office:value-type="string">
            <text:p>Siyabonga</text:p>
          </table:table-cell>
          <table:table-cell office:value-type="string">
            <text:p>MOC</text:p>
          </table:table-cell>
          <table:table-cell office:value-type="string">
            <text:p>http://2015.sofifa.org/15/players/60/174407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Gould</text:p>
          </table:table-cell>
          <table:table-cell office:value-type="string">
            <text:p>Morgan</text:p>
          </table:table-cell>
          <table:table-cell office:value-type="string">
            <text:p>DC</text:p>
          </table:table-cell>
          <table:table-cell office:value-type="string">
            <text:p>http://2015.sofifa.org/15/players/60/191160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Gaxa</text:p>
          </table:table-cell>
          <table:table-cell office:value-type="string">
            <text:p>Siboniso</text:p>
          </table:table-cell>
          <table:table-cell office:value-type="string">
            <text:p>DD</text:p>
          </table:table-cell>
          <table:table-cell office:value-type="string">
            <text:p>http://2015.sofifa.org/15/players/60/174402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tholo</text:p>
          </table:table-cell>
          <table:table-cell office:value-type="string">
            <text:p>Eric</text:p>
          </table:table-cell>
          <table:table-cell office:value-type="string">
            <text:p>DC</text:p>
          </table:table-cell>
          <table:table-cell office:value-type="string">
            <text:p>http://2015.sofifa.org/15/players/60/205857.png</text:p>
          </table:table-cell>
          <table:table-cell office:value-type="string">
            <text:p>Kaizer Chief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Dladla</text:p>
          </table:table-cell>
          <table:table-cell office:value-type="string">
            <text:p>Josta</text:p>
          </table:table-cell>
          <table:table-cell office:value-type="string">
            <text:p>MDR</text:p>
          </table:table-cell>
          <table:table-cell office:value-type="string">
            <text:p>http://2015.sofifa.org/15/players/60/182201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Lebese</text:p>
          </table:table-cell>
          <table:table-cell office:value-type="string">
            <text:p>George</text:p>
          </table:table-cell>
          <table:table-cell office:value-type="string">
            <text:p>MG</text:p>
          </table:table-cell>
          <table:table-cell office:value-type="string">
            <text:p>http://2015.sofifa.org/15/players/60/188826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Letsholonyane</text:p>
          </table:table-cell>
          <table:table-cell office:value-type="string">
            <text:p>Reneilwe</text:p>
          </table:table-cell>
          <table:table-cell office:value-type="string">
            <text:p>MC</text:p>
          </table:table-cell>
          <table:table-cell office:value-type="string">
            <text:p>http://2015.sofifa.org/15/players/60/188585.png</text:p>
          </table:table-cell>
          <table:table-cell office:value-type="string">
            <text:p>Kaizer Chief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sango</text:p>
          </table:table-cell>
          <table:table-cell office:value-type="string">
            <text:p>Mandla</text:p>
          </table:table-cell>
          <table:table-cell office:value-type="string">
            <text:p>MDR</text:p>
          </table:table-cell>
          <table:table-cell office:value-type="string">
            <text:p>http://2015.sofifa.org/15/players/60/183847.png</text:p>
          </table:table-cell>
          <table:table-cell office:value-type="string">
            <text:p>Kaizer Chief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Nkhatha</text:p>
          </table:table-cell>
          <table:table-cell office:value-type="string">
            <text:p>Kingston</text:p>
          </table:table-cell>
          <table:table-cell office:value-type="string">
            <text:p>BU</text:p>
          </table:table-cell>
          <table:table-cell office:value-type="string">
            <text:p>http://2015.sofifa.org/15/players/60/196063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Zimbabwe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Pieterse</text:p>
          </table:table-cell>
          <table:table-cell office:value-type="string">
            <text:p>Reyaad</text:p>
          </table:table-cell>
          <table:table-cell office:value-type="string">
            <text:p>G</text:p>
          </table:table-cell>
          <table:table-cell office:value-type="string">
            <text:p>http://2015.sofifa.org/15/players/60/208560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phela</text:p>
          </table:table-cell>
          <table:table-cell office:value-type="string">
            <text:p>Katlego</text:p>
          </table:table-cell>
          <table:table-cell office:value-type="string">
            <text:p>BU</text:p>
          </table:table-cell>
          <table:table-cell office:value-type="string">
            <text:p>http://2015.sofifa.org/15/players/60/159510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Katsande</text:p>
          </table:table-cell>
          <table:table-cell office:value-type="string">
            <text:p>Willard</text:p>
          </table:table-cell>
          <table:table-cell office:value-type="string">
            <text:p>MC</text:p>
          </table:table-cell>
          <table:table-cell office:value-type="string">
            <text:p>http://2015.sofifa.org/15/players/60/206124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Zimbabwe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Karuru</text:p>
          </table:table-cell>
          <table:table-cell office:value-type="string">
            <text:p>Ovidy</text:p>
          </table:table-cell>
          <table:table-cell office:value-type="string">
            <text:p>MDR</text:p>
          </table:table-cell>
          <table:table-cell office:value-type="string">
            <text:p>http://2015.sofifa.org/15/players/60/193878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Zimbabwe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shamaite</text:p>
          </table:table-cell>
          <table:table-cell office:value-type="string">
            <text:p>Tefu</text:p>
          </table:table-cell>
          <table:table-cell office:value-type="string">
            <text:p>DC</text:p>
          </table:table-cell>
          <table:table-cell office:value-type="string">
            <text:p>http://2015.sofifa.org/15/players/60/203731.png</text:p>
          </table:table-cell>
          <table:table-cell office:value-type="string">
            <text:p>Kaizer Chief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Rusike</text:p>
          </table:table-cell>
          <table:table-cell office:value-type="string">
            <text:p>Matthew</text:p>
          </table:table-cell>
          <table:table-cell office:value-type="string">
            <text:p>AT</text:p>
          </table:table-cell>
          <table:table-cell office:value-type="string">
            <text:p>http://2015.sofifa.org/15/players/60/211178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Zimbabwe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Khuzwayo</text:p>
          </table:table-cell>
          <table:table-cell office:value-type="string">
            <text:p>Brilliant</text:p>
          </table:table-cell>
          <table:table-cell office:value-type="string">
            <text:p>G</text:p>
          </table:table-cell>
          <table:table-cell office:value-type="string">
            <text:p>http://2015.sofifa.org/15/players/60/209874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oleko</text:p>
          </table:table-cell>
          <table:table-cell office:value-type="string">
            <text:p>Kgotso</text:p>
          </table:table-cell>
          <table:table-cell office:value-type="string">
            <text:p>DD</text:p>
          </table:table-cell>
          <table:table-cell office:value-type="string">
            <text:p>http://2015.sofifa.org/15/players/60/209873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Bukenya</text:p>
          </table:table-cell>
          <table:table-cell office:value-type="string">
            <text:p>Ivan</text:p>
          </table:table-cell>
          <table:table-cell office:value-type="string">
            <text:p>DC</text:p>
          </table:table-cell>
          <table:table-cell office:value-type="string">
            <text:p>http://2015.sofifa.org/15/players/60/220622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Ouganda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luleka</text:p>
          </table:table-cell>
          <table:table-cell office:value-type="string">
            <text:p>George</text:p>
          </table:table-cell>
          <table:table-cell office:value-type="string">
            <text:p>MOC</text:p>
          </table:table-cell>
          <table:table-cell office:value-type="string">
            <text:p>http://2015.sofifa.org/15/players/60/203593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tombo</text:p>
          </table:table-cell>
          <table:table-cell office:value-type="string">
            <text:p>Chris</text:p>
          </table:table-cell>
          <table:table-cell office:value-type="string">
            <text:p>MC</text:p>
          </table:table-cell>
          <table:table-cell office:value-type="string">
            <text:p>http://2015.sofifa.org/15/players/60/224451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thembu</text:p>
          </table:table-cell>
          <table:table-cell office:value-type="string">
            <text:p>Siphelele</text:p>
          </table:table-cell>
          <table:table-cell office:value-type="string">
            <text:p>BU</text:p>
          </table:table-cell>
          <table:table-cell office:value-type="string">
            <text:p>http://2015.sofifa.org/15/players/60/188564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okgothu</text:p>
          </table:table-cell>
          <table:table-cell office:value-type="string">
            <text:p>Levy</text:p>
          </table:table-cell>
          <table:table-cell office:value-type="string">
            <text:p>DG</text:p>
          </table:table-cell>
          <table:table-cell office:value-type="string">
            <text:p>http://2015.sofifa.org/15/players/60/223661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Ekstein</text:p>
          </table:table-cell>
          <table:table-cell office:value-type="string">
            <text:p>Hendrick</text:p>
          </table:table-cell>
          <table:table-cell office:value-type="string">
            <text:p>MOC</text:p>
          </table:table-cell>
          <table:table-cell office:value-type="string">
            <text:p>http://2015.sofifa.org/15/players/60/224449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tsweni</text:p>
          </table:table-cell>
          <table:table-cell office:value-type="string">
            <text:p>Simphiwe</text:p>
          </table:table-cell>
          <table:table-cell office:value-type="string">
            <text:p>DG</text:p>
          </table:table-cell>
          <table:table-cell office:value-type="string">
            <text:p>http://2015.sofifa.org/15/players/60/219666.png</text:p>
          </table:table-cell>
          <table:table-cell office:value-type="string">
            <text:p>Kaizer Chief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suku</text:p>
          </table:table-cell>
          <table:table-cell office:value-type="string">
            <text:p>Khethokwakhe</text:p>
          </table:table-cell>
          <table:table-cell office:value-type="string">
            <text:p>MG</text:p>
          </table:table-cell>
          <table:table-cell office:value-type="string">
            <text:p>http://2015.sofifa.org/15/players/60/209787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nyisa</text:p>
          </table:table-cell>
          <table:table-cell office:value-type="string">
            <text:p>Oupa</text:p>
          </table:table-cell>
          <table:table-cell office:value-type="string">
            <text:p>MC</text:p>
          </table:table-cell>
          <table:table-cell office:value-type="string">
            <text:p>http://2015.sofifa.org/15/players/60/188403.png</text:p>
          </table:table-cell>
          <table:table-cell office:value-type="string">
            <text:p>Orlando Pirate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Segolela</text:p>
          </table:table-cell>
          <table:table-cell office:value-type="string">
            <text:p>Tlou</text:p>
          </table:table-cell>
          <table:table-cell office:value-type="string">
            <text:p>MDR</text:p>
          </table:table-cell>
          <table:table-cell office:value-type="string">
            <text:p>http://2015.sofifa.org/15/players/60/184920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Jele</text:p>
          </table:table-cell>
          <table:table-cell office:value-type="string">
            <text:p>Happy</text:p>
          </table:table-cell>
          <table:table-cell office:value-type="string">
            <text:p>DD</text:p>
          </table:table-cell>
          <table:table-cell office:value-type="string">
            <text:p>http://2015.sofifa.org/15/players/60/179822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Erasmus</text:p>
          </table:table-cell>
          <table:table-cell office:value-type="string">
            <text:p>Kermit</text:p>
          </table:table-cell>
          <table:table-cell office:value-type="string">
            <text:p>BU</text:p>
          </table:table-cell>
          <table:table-cell office:value-type="string">
            <text:p>http://2015.sofifa.org/15/players/60/182528.png</text:p>
          </table:table-cell>
          <table:table-cell office:value-type="string">
            <text:p>Orlando Pirate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Lekgwathi</text:p>
          </table:table-cell>
          <table:table-cell office:value-type="string">
            <text:p>Lucky</text:p>
          </table:table-cell>
          <table:table-cell office:value-type="string">
            <text:p>DC</text:p>
          </table:table-cell>
          <table:table-cell office:value-type="string">
            <text:p>http://2015.sofifa.org/15/players/60/167626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eyiwa</text:p>
          </table:table-cell>
          <table:table-cell office:value-type="string">
            <text:p>Senzo</text:p>
          </table:table-cell>
          <table:table-cell office:value-type="string">
            <text:p>G</text:p>
          </table:table-cell>
          <table:table-cell office:value-type="string">
            <text:p>http://2015.sofifa.org/15/players/60/167624.png</text:p>
          </table:table-cell>
          <table:table-cell office:value-type="string">
            <text:p>Orlando Pirate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hamutsa</text:p>
          </table:table-cell>
          <table:table-cell office:value-type="string">
            <text:p>Rooi</text:p>
          </table:table-cell>
          <table:table-cell office:value-type="string">
            <text:p>DC</text:p>
          </table:table-cell>
          <table:table-cell office:value-type="string">
            <text:p>http://2015.sofifa.org/15/players/60/194325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Klate</text:p>
          </table:table-cell>
          <table:table-cell office:value-type="string">
            <text:p>Daine</text:p>
          </table:table-cell>
          <table:table-cell office:value-type="string">
            <text:p>MG</text:p>
          </table:table-cell>
          <table:table-cell office:value-type="string">
            <text:p>http://2015.sofifa.org/15/players/60/183891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salesa</text:p>
          </table:table-cell>
          <table:table-cell office:value-type="string">
            <text:p>Lehlogonolo</text:p>
          </table:table-cell>
          <table:table-cell office:value-type="string">
            <text:p>MC</text:p>
          </table:table-cell>
          <table:table-cell office:value-type="string">
            <text:p>http://2015.sofifa.org/15/players/60/211424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Sangweni</text:p>
          </table:table-cell>
          <table:table-cell office:value-type="string">
            <text:p>Siyabonga</text:p>
          </table:table-cell>
          <table:table-cell office:value-type="string">
            <text:p>DC</text:p>
          </table:table-cell>
          <table:table-cell office:value-type="string">
            <text:p>http://2015.sofifa.org/15/players/60/198832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tlaba</text:p>
          </table:table-cell>
          <table:table-cell office:value-type="string">
            <text:p>Thabo</text:p>
          </table:table-cell>
          <table:table-cell office:value-type="string">
            <text:p>DG</text:p>
          </table:table-cell>
          <table:table-cell office:value-type="string">
            <text:p>http://2015.sofifa.org/15/players/60/207785.png</text:p>
          </table:table-cell>
          <table:table-cell office:value-type="string">
            <text:p>Orlando Pirates FC</text:p>
          </table:table-cell>
          <table:table-cell table:number-columns-repeated="2"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joro</text:p>
          </table:table-cell>
          <table:table-cell office:value-type="string">
            <text:p>Lehlogonolo</text:p>
          </table:table-cell>
          <table:table-cell office:value-type="string">
            <text:p>BU</text:p>
          </table:table-cell>
          <table:table-cell office:value-type="string">
            <text:p>http://2015.sofifa.org/15/players/60/204425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yeni</text:p>
          </table:table-cell>
          <table:table-cell office:value-type="string">
            <text:p>Sifiso</text:p>
          </table:table-cell>
          <table:table-cell office:value-type="string">
            <text:p>MDR</text:p>
          </table:table-cell>
          <table:table-cell office:value-type="string">
            <text:p>http://2015.sofifa.org/15/players/60/208012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hlongo</text:p>
          </table:table-cell>
          <table:table-cell office:value-type="string">
            <text:p>Brighton</text:p>
          </table:table-cell>
          <table:table-cell office:value-type="string">
            <text:p>G</text:p>
          </table:table-cell>
          <table:table-cell office:value-type="string">
            <text:p>http://2015.sofifa.org/15/players/60/204805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Ntshumayelo</text:p>
          </table:table-cell>
          <table:table-cell office:value-type="string">
            <text:p>Thandani</text:p>
          </table:table-cell>
          <table:table-cell office:value-type="string">
            <text:p>MDC</text:p>
          </table:table-cell>
          <table:table-cell office:value-type="string">
            <text:p>http://2015.sofifa.org/15/players/60/208013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Makola</text:p>
          </table:table-cell>
          <table:table-cell office:value-type="string">
            <text:p>Mpho</text:p>
          </table:table-cell>
          <table:table-cell office:value-type="string">
            <text:p>MOC</text:p>
          </table:table-cell>
          <table:table-cell office:value-type="string">
            <text:p>http://2015.sofifa.org/15/players/60/211260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Gcaba</text:p>
          </table:table-cell>
          <table:table-cell office:value-type="string">
            <text:p>Ayanda</text:p>
          </table:table-cell>
          <table:table-cell office:value-type="string">
            <text:p>DG</text:p>
          </table:table-cell>
          <table:table-cell office:value-type="string">
            <text:p>http://2015.sofifa.org/15/players/60/209786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Phungwayo</text:p>
          </table:table-cell>
          <table:table-cell office:value-type="string">
            <text:p>Patrick</text:p>
          </table:table-cell>
          <table:table-cell office:value-type="string">
            <text:p>DG</text:p>
          </table:table-cell>
          <table:table-cell office:value-type="string">
            <text:p>http://2015.sofifa.org/15/players/60/209785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Bacela</text:p>
          </table:table-cell>
          <table:table-cell office:value-type="string">
            <text:p>Lennox</text:p>
          </table:table-cell>
          <table:table-cell office:value-type="string">
            <text:p>BU</text:p>
          </table:table-cell>
          <table:table-cell office:value-type="string">
            <text:p>http://2015.sofifa.org/15/players/60/216424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Gabuza</text:p>
          </table:table-cell>
          <table:table-cell office:value-type="string">
            <text:p>Thamsanga</text:p>
          </table:table-cell>
          <table:table-cell office:value-type="string">
            <text:p>BU</text:p>
          </table:table-cell>
          <table:table-cell office:value-type="string">
            <text:p>http://2015.sofifa.org/15/players/60/211439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Nyauza</text:p>
          </table:table-cell>
          <table:table-cell office:value-type="string">
            <text:p>Ntsikelelo</text:p>
          </table:table-cell>
          <table:table-cell office:value-type="string">
            <text:p>DC</text:p>
          </table:table-cell>
          <table:table-cell office:value-type="string">
            <text:p>http://2015.sofifa.org/15/players/60/221599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Qalinge</text:p>
          </table:table-cell>
          <table:table-cell office:value-type="string">
            <text:p>Thabo</text:p>
          </table:table-cell>
          <table:table-cell office:value-type="string">
            <text:p>MDR</text:p>
          </table:table-cell>
          <table:table-cell office:value-type="string">
            <text:p>http://2015.sofifa.org/15/players/60/224484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Pelembe</text:p>
          </table:table-cell>
          <table:table-cell office:value-type="string">
            <text:p>Helder</text:p>
          </table:table-cell>
          <table:table-cell office:value-type="string">
            <text:p>BU</text:p>
          </table:table-cell>
          <table:table-cell office:value-type="string">
            <text:p>http://2015.sofifa.org/15/players/60/196814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Mozambique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Sarr</text:p>
          </table:table-cell>
          <table:table-cell office:value-type="string">
            <text:p>Issa</text:p>
          </table:table-cell>
          <table:table-cell office:value-type="string">
            <text:p>MDC</text:p>
          </table:table-cell>
          <table:table-cell office:value-type="string">
            <text:p>http://2015.sofifa.org/15/players/60/223436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Seanego</text:p>
          </table:table-cell>
          <table:table-cell office:value-type="string">
            <text:p>Maselaelo</text:p>
          </table:table-cell>
          <table:table-cell office:value-type="string">
            <text:p>MG</text:p>
          </table:table-cell>
          <table:table-cell office:value-type="string">
            <text:p>http://2015.sofifa.org/15/players/60/224918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Rakhale</text:p>
          </table:table-cell>
          <table:table-cell office:value-type="string">
            <text:p>Thabo</text:p>
          </table:table-cell>
          <table:table-cell office:value-type="string">
            <text:p>AID</text:p>
          </table:table-cell>
          <table:table-cell office:value-type="string">
            <text:p>http://2015.sofifa.org/15/players/60/224917.png</text:p>
          </table:table-cell>
          <table:table-cell office:value-type="string">
            <text:p>Orlando Pirate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Soccer League</text:p>
          </table:table-cell>
        </table:table-row>
        <table:table-row table:style-name="ro1">
          <table:table-cell office:value-type="string">
            <text:p>Afellay</text:p>
          </table:table-cell>
          <table:table-cell office:value-type="string">
            <text:p>Ibrahim</text:p>
          </table:table-cell>
          <table:table-cell office:value-type="string">
            <text:p>MG</text:p>
          </table:table-cell>
          <table:table-cell office:value-type="string">
            <text:p>http://2015.sofifa.org/15/players/60/158372.png</text:p>
          </table:table-cell>
          <table:table-cell office:value-type="string">
            <text:p>Olympiakos</text:p>
          </table:table-cell>
          <table:table-cell table:number-columns-repeated="2" office:value-type="string">
            <text:p>Pays-Bas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itroglou</text:p>
          </table:table-cell>
          <table:table-cell office:value-type="string">
            <text:p>Konstantinos</text:p>
          </table:table-cell>
          <table:table-cell office:value-type="string">
            <text:p>BU</text:p>
          </table:table-cell>
          <table:table-cell office:value-type="string">
            <text:p>http://2015.sofifa.org/15/players/60/183483.png</text:p>
          </table:table-cell>
          <table:table-cell office:value-type="string">
            <text:p>Olympiakos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Abidal</text:p>
          </table:table-cell>
          <table:table-cell office:value-type="string">
            <text:p>Eric</text:p>
          </table:table-cell>
          <table:table-cell office:value-type="string">
            <text:p>DC</text:p>
          </table:table-cell>
          <table:table-cell office:value-type="string">
            <text:p>http://2015.sofifa.org/15/players/60/141645.png</text:p>
          </table:table-cell>
          <table:table-cell office:value-type="string">
            <text:p>Olympiakos</text:p>
          </table:table-cell>
          <table:table-cell/>
          <table:table-cell office:value-type="string">
            <text:p>Fran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asami</text:p>
          </table:table-cell>
          <table:table-cell office:value-type="string">
            <text:p>Pajtim</text:p>
          </table:table-cell>
          <table:table-cell office:value-type="string">
            <text:p>MC</text:p>
          </table:table-cell>
          <table:table-cell office:value-type="string">
            <text:p>http://2015.sofifa.org/15/players/60/197900.png</text:p>
          </table:table-cell>
          <table:table-cell office:value-type="string">
            <text:p>Olympiakos</text:p>
          </table:table-cell>
          <table:table-cell table:number-columns-repeated="2" office:value-type="string">
            <text:p>Suiss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asuaku</text:p>
          </table:table-cell>
          <table:table-cell office:value-type="string">
            <text:p>Fuka</text:p>
          </table:table-cell>
          <table:table-cell office:value-type="string">
            <text:p>DG</text:p>
          </table:table-cell>
          <table:table-cell office:value-type="string">
            <text:p>http://2015.sofifa.org/15/players/60/212491.png</text:p>
          </table:table-cell>
          <table:table-cell office:value-type="string">
            <text:p>Olympiakos</text:p>
          </table:table-cell>
          <table:table-cell/>
          <table:table-cell office:value-type="string">
            <text:p>Fran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Durmaz</text:p>
          </table:table-cell>
          <table:table-cell office:value-type="string">
            <text:p>Jimmy</text:p>
          </table:table-cell>
          <table:table-cell office:value-type="string">
            <text:p>MG</text:p>
          </table:table-cell>
          <table:table-cell office:value-type="string">
            <text:p>http://2015.sofifa.org/15/players/60/189207.png</text:p>
          </table:table-cell>
          <table:table-cell office:value-type="string">
            <text:p>Olympiakos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Roberto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83666.png</text:p>
          </table:table-cell>
          <table:table-cell office:value-type="string">
            <text:p>Olympiakos</text:p>
          </table:table-cell>
          <table:table-cell/>
          <table:table-cell office:value-type="string">
            <text:p>Espagn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Dominguez</text:p>
          </table:table-cell>
          <table:table-cell office:value-type="string">
            <text:p>Alejandro</text:p>
          </table:table-cell>
          <table:table-cell office:value-type="string">
            <text:p>MOC</text:p>
          </table:table-cell>
          <table:table-cell office:value-type="string">
            <text:p>http://2015.sofifa.org/15/players/60/138810.png</text:p>
          </table:table-cell>
          <table:table-cell office:value-type="string">
            <text:p>Olympiakos</text:p>
          </table:table-cell>
          <table:table-cell/>
          <table:table-cell office:value-type="string">
            <text:p>Argentin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Ndinga</text:p>
          </table:table-cell>
          <table:table-cell office:value-type="string">
            <text:p>Delvin</text:p>
          </table:table-cell>
          <table:table-cell office:value-type="string">
            <text:p>MDC</text:p>
          </table:table-cell>
          <table:table-cell office:value-type="string">
            <text:p>http://2015.sofifa.org/15/players/60/188763.png</text:p>
          </table:table-cell>
          <table:table-cell office:value-type="string">
            <text:p>Olympiakos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otia</text:p>
          </table:table-cell>
          <table:table-cell office:value-type="string">
            <text:p>Alberto</text:p>
          </table:table-cell>
          <table:table-cell office:value-type="string">
            <text:p>DC</text:p>
          </table:table-cell>
          <table:table-cell office:value-type="string">
            <text:p>http://2015.sofifa.org/15/players/60/191688.png</text:p>
          </table:table-cell>
          <table:table-cell office:value-type="string">
            <text:p>Olympiakos</text:p>
          </table:table-cell>
          <table:table-cell/>
          <table:table-cell office:value-type="string">
            <text:p>Espagn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Elabdellaoui</text:p>
          </table:table-cell>
          <table:table-cell office:value-type="string">
            <text:p>Omar</text:p>
          </table:table-cell>
          <table:table-cell office:value-type="string">
            <text:p>DD</text:p>
          </table:table-cell>
          <table:table-cell office:value-type="string">
            <text:p>http://2015.sofifa.org/15/players/60/190824.png</text:p>
          </table:table-cell>
          <table:table-cell office:value-type="string">
            <text:p>Olympiakos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ong</text:p>
          </table:table-cell>
          <table:table-cell office:value-type="string">
            <text:p>Gaetan</text:p>
          </table:table-cell>
          <table:table-cell office:value-type="string">
            <text:p>DG</text:p>
          </table:table-cell>
          <table:table-cell office:value-type="string">
            <text:p>http://2015.sofifa.org/15/players/60/177766.png</text:p>
          </table:table-cell>
          <table:table-cell office:value-type="string">
            <text:p>Olympiakos</text:p>
          </table:table-cell>
          <table:table-cell/>
          <table:table-cell office:value-type="string">
            <text:p>Cameroun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aniatis</text:p>
          </table:table-cell>
          <table:table-cell office:value-type="string">
            <text:p>Giannis</text:p>
          </table:table-cell>
          <table:table-cell office:value-type="string">
            <text:p>MDC</text:p>
          </table:table-cell>
          <table:table-cell office:value-type="string">
            <text:p>http://2015.sofifa.org/15/players/60/200542.png</text:p>
          </table:table-cell>
          <table:table-cell office:value-type="string">
            <text:p>Olympia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Fuster</text:p>
          </table:table-cell>
          <table:table-cell office:value-type="string">
            <text:p>David</text:p>
          </table:table-cell>
          <table:table-cell office:value-type="string">
            <text:p>MOC</text:p>
          </table:table-cell>
          <table:table-cell office:value-type="string">
            <text:p>http://2015.sofifa.org/15/players/60/171993.png</text:p>
          </table:table-cell>
          <table:table-cell office:value-type="string">
            <text:p>Olympiakos</text:p>
          </table:table-cell>
          <table:table-cell/>
          <table:table-cell office:value-type="string">
            <text:p>Espagn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Dossevi</text:p>
          </table:table-cell>
          <table:table-cell office:value-type="string">
            <text:p>Mathieu</text:p>
          </table:table-cell>
          <table:table-cell office:value-type="string">
            <text:p>MDR</text:p>
          </table:table-cell>
          <table:table-cell office:value-type="string">
            <text:p>http://2015.sofifa.org/15/players/60/183820.png</text:p>
          </table:table-cell>
          <table:table-cell office:value-type="string">
            <text:p>Olympiakos</text:p>
          </table:table-cell>
          <table:table-cell/>
          <table:table-cell office:value-type="string">
            <text:p>Togo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egyeri</text:p>
          </table:table-cell>
          <table:table-cell office:value-type="string">
            <text:p>Balazs</text:p>
          </table:table-cell>
          <table:table-cell office:value-type="string">
            <text:p>G</text:p>
          </table:table-cell>
          <table:table-cell office:value-type="string">
            <text:p>http://2015.sofifa.org/15/players/60/199526.png</text:p>
          </table:table-cell>
          <table:table-cell office:value-type="string">
            <text:p>Olympiakos</text:p>
          </table:table-cell>
          <table:table-cell table:number-columns-repeated="2" office:value-type="string">
            <text:p>Hongr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Vergos</text:p>
          </table:table-cell>
          <table:table-cell office:value-type="string">
            <text:p>Nikos</text:p>
          </table:table-cell>
          <table:table-cell office:value-type="string">
            <text:p>BU</text:p>
          </table:table-cell>
          <table:table-cell/>
          <table:table-cell office:value-type="string">
            <text:p>Olympia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Fortounis</text:p>
          </table:table-cell>
          <table:table-cell office:value-type="string">
            <text:p>Konstantinos</text:p>
          </table:table-cell>
          <table:table-cell office:value-type="string">
            <text:p>MDR</text:p>
          </table:table-cell>
          <table:table-cell office:value-type="string">
            <text:p>http://2015.sofifa.org/15/players/60/203980.png</text:p>
          </table:table-cell>
          <table:table-cell office:value-type="string">
            <text:p>Olympiakos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alino</text:p>
          </table:table-cell>
          <table:table-cell office:value-type="string">
            <text:p>Leandro</text:p>
          </table:table-cell>
          <table:table-cell office:value-type="string">
            <text:p>DD</text:p>
          </table:table-cell>
          <table:table-cell office:value-type="string">
            <text:p>http://2015.sofifa.org/15/players/60/186818.png</text:p>
          </table:table-cell>
          <table:table-cell office:value-type="string">
            <text:p>Olympiakos</text:p>
          </table:table-cell>
          <table:table-cell/>
          <table:table-cell office:value-type="string">
            <text:p>Bresil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ilivojevic</text:p>
          </table:table-cell>
          <table:table-cell office:value-type="string">
            <text:p>Luka</text:p>
          </table:table-cell>
          <table:table-cell office:value-type="string">
            <text:p>MC</text:p>
          </table:table-cell>
          <table:table-cell office:value-type="string">
            <text:p>http://2015.sofifa.org/15/players/60/206304.png</text:p>
          </table:table-cell>
          <table:table-cell office:value-type="string">
            <text:p>Olympiakos</text:p>
          </table:table-cell>
          <table:table-cell/>
          <table:table-cell office:value-type="string">
            <text:p>Serb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iovas</text:p>
          </table:table-cell>
          <table:table-cell office:value-type="string">
            <text:p>Dimitris</text:p>
          </table:table-cell>
          <table:table-cell office:value-type="string">
            <text:p>DC</text:p>
          </table:table-cell>
          <table:table-cell office:value-type="string">
            <text:p>http://2015.sofifa.org/15/players/60/209669.png</text:p>
          </table:table-cell>
          <table:table-cell office:value-type="string">
            <text:p>Olympia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Diamantakos</text:p>
          </table:table-cell>
          <table:table-cell office:value-type="string">
            <text:p>Dimitris</text:p>
          </table:table-cell>
          <table:table-cell office:value-type="string">
            <text:p>BU</text:p>
          </table:table-cell>
          <table:table-cell office:value-type="string">
            <text:p>http://2015.sofifa.org/15/players/60/210380.png</text:p>
          </table:table-cell>
          <table:table-cell office:value-type="string">
            <text:p>Olympiakos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enitez</text:p>
          </table:table-cell>
          <table:table-cell office:value-type="string">
            <text:p>Jorge</text:p>
          </table:table-cell>
          <table:table-cell office:value-type="string">
            <text:p>BU</text:p>
          </table:table-cell>
          <table:table-cell/>
          <table:table-cell office:value-type="string">
            <text:p>Olympiakos</text:p>
          </table:table-cell>
          <table:table-cell/>
          <table:table-cell office:value-type="string">
            <text:p>Paraguay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Ghazaryan</text:p>
          </table:table-cell>
          <table:table-cell office:value-type="string">
            <text:p>Gevorg</text:p>
          </table:table-cell>
          <table:table-cell office:value-type="string">
            <text:p>MG</text:p>
          </table:table-cell>
          <table:table-cell office:value-type="string">
            <text:p>http://2015.sofifa.org/15/players/60/186270.png</text:p>
          </table:table-cell>
          <table:table-cell office:value-type="string">
            <text:p>Olympiakos</text:p>
          </table:table-cell>
          <table:table-cell/>
          <table:table-cell office:value-type="string">
            <text:p>Armen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ouchalakis</text:p>
          </table:table-cell>
          <table:table-cell office:value-type="string">
            <text:p>Andreas</text:p>
          </table:table-cell>
          <table:table-cell office:value-type="string">
            <text:p>MC</text:p>
          </table:table-cell>
          <table:table-cell office:value-type="string">
            <text:p>http://2015.sofifa.org/15/players/60/223922.png</text:p>
          </table:table-cell>
          <table:table-cell office:value-type="string">
            <text:p>Olympia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Vouros</text:p>
          </table:table-cell>
          <table:table-cell office:value-type="string">
            <text:p>Praxitelis</text:p>
          </table:table-cell>
          <table:table-cell office:value-type="string">
            <text:p>DC</text:p>
          </table:table-cell>
          <table:table-cell/>
          <table:table-cell office:value-type="string">
            <text:p>Olympia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ouy</text:p>
          </table:table-cell>
          <table:table-cell office:value-type="string">
            <text:p>Ouasim</text:p>
          </table:table-cell>
          <table:table-cell office:value-type="string">
            <text:p>MC</text:p>
          </table:table-cell>
          <table:table-cell office:value-type="string">
            <text:p>http://2015.sofifa.org/15/players/60/203399.png</text:p>
          </table:table-cell>
          <table:table-cell office:value-type="string">
            <text:p>Panathinaikos</text:p>
          </table:table-cell>
          <table:table-cell/>
          <table:table-cell office:value-type="string">
            <text:p>Pays-Bas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erg</text:p>
          </table:table-cell>
          <table:table-cell office:value-type="string">
            <text:p>Marcus</text:p>
          </table:table-cell>
          <table:table-cell office:value-type="string">
            <text:p>BU</text:p>
          </table:table-cell>
          <table:table-cell office:value-type="string">
            <text:p>http://2015.sofifa.org/15/players/60/176733.png</text:p>
          </table:table-cell>
          <table:table-cell office:value-type="string">
            <text:p>Panathinaikos</text:p>
          </table:table-cell>
          <table:table-cell/>
          <table:table-cell office:value-type="string">
            <text:p>Sued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erisha</text:p>
          </table:table-cell>
          <table:table-cell office:value-type="string">
            <text:p>Valmir</text:p>
          </table:table-cell>
          <table:table-cell office:value-type="string">
            <text:p>BU</text:p>
          </table:table-cell>
          <table:table-cell office:value-type="string">
            <text:p>http://2015.sofifa.org/15/players/60/221839.png</text:p>
          </table:table-cell>
          <table:table-cell office:value-type="string">
            <text:p>Panathinaikos</text:p>
          </table:table-cell>
          <table:table-cell/>
          <table:table-cell office:value-type="string">
            <text:p>Sued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Petric</text:p>
          </table:table-cell>
          <table:table-cell office:value-type="string">
            <text:p>Mladen</text:p>
          </table:table-cell>
          <table:table-cell office:value-type="string">
            <text:p>BU</text:p>
          </table:table-cell>
          <table:table-cell office:value-type="string">
            <text:p>http://2015.sofifa.org/15/players/60/45504.png</text:p>
          </table:table-cell>
          <table:table-cell office:value-type="string">
            <text:p>Panathinaikos</text:p>
          </table:table-cell>
          <table:table-cell/>
          <table:table-cell office:value-type="string">
            <text:p>Croat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Pranjic</text:p>
          </table:table-cell>
          <table:table-cell office:value-type="string">
            <text:p>Danijel</text:p>
          </table:table-cell>
          <table:table-cell office:value-type="string">
            <text:p>MG</text:p>
          </table:table-cell>
          <table:table-cell office:value-type="string">
            <text:p>http://2015.sofifa.org/15/players/60/172140.png</text:p>
          </table:table-cell>
          <table:table-cell office:value-type="string">
            <text:p>Panathinaikos</text:p>
          </table:table-cell>
          <table:table-cell/>
          <table:table-cell office:value-type="string">
            <text:p>Croat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ajrami</text:p>
          </table:table-cell>
          <table:table-cell office:value-type="string">
            <text:p>Emir</text:p>
          </table:table-cell>
          <table:table-cell office:value-type="string">
            <text:p>MDR</text:p>
          </table:table-cell>
          <table:table-cell office:value-type="string">
            <text:p>http://2015.sofifa.org/15/players/60/181377.png</text:p>
          </table:table-cell>
          <table:table-cell office:value-type="string">
            <text:p>Panathinaikos</text:p>
          </table:table-cell>
          <table:table-cell/>
          <table:table-cell office:value-type="string">
            <text:p>Sued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lonaridis</text:p>
          </table:table-cell>
          <table:table-cell office:value-type="string">
            <text:p>Viktor</text:p>
          </table:table-cell>
          <table:table-cell office:value-type="string">
            <text:p>MG</text:p>
          </table:table-cell>
          <table:table-cell office:value-type="string">
            <text:p>http://2015.sofifa.org/15/players/60/202095.png</text:p>
          </table:table-cell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arelis</text:p>
          </table:table-cell>
          <table:table-cell office:value-type="string">
            <text:p>Nikos</text:p>
          </table:table-cell>
          <table:table-cell office:value-type="string">
            <text:p>AIG</text:p>
          </table:table-cell>
          <table:table-cell office:value-type="string">
            <text:p>http://2015.sofifa.org/15/players/60/210947.png</text:p>
          </table:table-cell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endes da Silva</text:p>
          </table:table-cell>
          <table:table-cell office:value-type="string">
            <text:p>David</text:p>
          </table:table-cell>
          <table:table-cell office:value-type="string">
            <text:p>MDC</text:p>
          </table:table-cell>
          <table:table-cell office:value-type="string">
            <text:p>http://2015.sofifa.org/15/players/60/148625.png</text:p>
          </table:table-cell>
          <table:table-cell office:value-type="string">
            <text:p>Panathinaikos</text:p>
          </table:table-cell>
          <table:table-cell/>
          <table:table-cell office:value-type="string">
            <text:p>Pays-Bas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teele</text:p>
          </table:table-cell>
          <table:table-cell office:value-type="string">
            <text:p>Luke</text:p>
          </table:table-cell>
          <table:table-cell office:value-type="string">
            <text:p>G</text:p>
          </table:table-cell>
          <table:table-cell office:value-type="string">
            <text:p>http://2015.sofifa.org/15/players/60/18771.png</text:p>
          </table:table-cell>
          <table:table-cell office:value-type="string">
            <text:p>Panathinaikos</text:p>
          </table:table-cell>
          <table:table-cell/>
          <table:table-cell office:value-type="string">
            <text:p>Angleterr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childenfeld</text:p>
          </table:table-cell>
          <table:table-cell office:value-type="string">
            <text:p>Gordon</text:p>
          </table:table-cell>
          <table:table-cell office:value-type="string">
            <text:p>DC</text:p>
          </table:table-cell>
          <table:table-cell office:value-type="string">
            <text:p>http://2015.sofifa.org/15/players/60/186902.png</text:p>
          </table:table-cell>
          <table:table-cell office:value-type="string">
            <text:p>Panathinaikos</text:p>
          </table:table-cell>
          <table:table-cell/>
          <table:table-cell office:value-type="string">
            <text:p>Croat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Nano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176023.png</text:p>
          </table:table-cell>
          <table:table-cell office:value-type="string">
            <text:p>Panathinaikos</text:p>
          </table:table-cell>
          <table:table-cell/>
          <table:table-cell office:value-type="string">
            <text:p>Espagn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Ajagun</text:p>
          </table:table-cell>
          <table:table-cell office:value-type="string">
            <text:p>Abdul</text:p>
          </table:table-cell>
          <table:table-cell office:value-type="string">
            <text:p>MOC</text:p>
          </table:table-cell>
          <table:table-cell office:value-type="string">
            <text:p>http://2015.sofifa.org/15/players/60/220035.png</text:p>
          </table:table-cell>
          <table:table-cell office:value-type="string">
            <text:p>Panathinaikos</text:p>
          </table:table-cell>
          <table:table-cell/>
          <table:table-cell office:value-type="string">
            <text:p>Nigeria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Chouchoumis</text:p>
          </table:table-cell>
          <table:table-cell office:value-type="string">
            <text:p>Diamantis</text:p>
          </table:table-cell>
          <table:table-cell office:value-type="string">
            <text:p>DG</text:p>
          </table:table-cell>
          <table:table-cell office:value-type="string">
            <text:p>http://2015.sofifa.org/15/players/60/210403.png</text:p>
          </table:table-cell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Zeca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68621.png</text:p>
          </table:table-cell>
          <table:table-cell office:value-type="string">
            <text:p>Panathinaikos</text:p>
          </table:table-cell>
          <table:table-cell/>
          <table:table-cell office:value-type="string">
            <text:p>Portugal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string">
            <text:p>Anatasios</text:p>
          </table:table-cell>
          <table:table-cell office:value-type="string">
            <text:p>MDC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Triantafyllopoulos</text:p>
          </table:table-cell>
          <table:table-cell office:value-type="string">
            <text:p>Konstantinos</text:p>
          </table:table-cell>
          <table:table-cell office:value-type="string">
            <text:p>DC</text:p>
          </table:table-cell>
          <table:table-cell office:value-type="string">
            <text:p>http://2015.sofifa.org/15/players/60/209667.png</text:p>
          </table:table-cell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otsolis</text:p>
          </table:table-cell>
          <table:table-cell office:value-type="string">
            <text:p>Stefanos</text:p>
          </table:table-cell>
          <table:table-cell office:value-type="string">
            <text:p>G</text:p>
          </table:table-cell>
          <table:table-cell office:value-type="string">
            <text:p>http://2015.sofifa.org/15/players/60/100807.png</text:p>
          </table:table-cell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outroubis</text:p>
          </table:table-cell>
          <table:table-cell office:value-type="string">
            <text:p>Giorgos</text:p>
          </table:table-cell>
          <table:table-cell office:value-type="string">
            <text:p>DC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Ntinas</text:p>
          </table:table-cell>
          <table:table-cell office:value-type="string">
            <text:p>Thanasis</text:p>
          </table:table-cell>
          <table:table-cell office:value-type="string">
            <text:p>MG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Donis</text:p>
          </table:table-cell>
          <table:table-cell office:value-type="string">
            <text:p>Christos</text:p>
          </table:table-cell>
          <table:table-cell office:value-type="string">
            <text:p>MC</text:p>
          </table:table-cell>
          <table:table-cell office:value-type="string">
            <text:p>http://2015.sofifa.org/15/players/60/210401.png</text:p>
          </table:table-cell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pyropoulos</text:p>
          </table:table-cell>
          <table:table-cell office:value-type="string">
            <text:p>Panagiotis</text:p>
          </table:table-cell>
          <table:table-cell office:value-type="string">
            <text:p>DD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Risvanis</text:p>
          </table:table-cell>
          <table:table-cell office:value-type="string">
            <text:p>Spyros</text:p>
          </table:table-cell>
          <table:table-cell office:value-type="string">
            <text:p>DC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tamatakis</text:p>
          </table:table-cell>
          <table:table-cell office:value-type="string">
            <text:p>Giannis</text:p>
          </table:table-cell>
          <table:table-cell office:value-type="string">
            <text:p>MC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Aggelopoulos</text:p>
          </table:table-cell>
          <table:table-cell office:value-type="string">
            <text:p>Vasilis</text:p>
          </table:table-cell>
          <table:table-cell office:value-type="string">
            <text:p>MDC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otsaris</text:p>
          </table:table-cell>
          <table:table-cell office:value-type="string">
            <text:p>Konstantinos</text:p>
          </table:table-cell>
          <table:table-cell office:value-type="string">
            <text:p>G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Bourbos</text:p>
          </table:table-cell>
          <table:table-cell office:value-type="string">
            <text:p>Christos</text:p>
          </table:table-cell>
          <table:table-cell office:value-type="string">
            <text:p>DC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Anagnostopoulos</text:p>
          </table:table-cell>
          <table:table-cell office:value-type="string">
            <text:p>Alexandros</text:p>
          </table:table-cell>
          <table:table-cell office:value-type="string">
            <text:p>G</text:p>
          </table:table-cell>
          <table:table-cell/>
          <table:table-cell office:value-type="string">
            <text:p>Panathinaikos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alpingidis</text:p>
          </table:table-cell>
          <table:table-cell office:value-type="string">
            <text:p>Dimitris</text:p>
          </table:table-cell>
          <table:table-cell office:value-type="string">
            <text:p>BU</text:p>
          </table:table-cell>
          <table:table-cell office:value-type="string">
            <text:p>http://2015.sofifa.org/15/players/60/150309.png</text:p>
          </table:table-cell>
          <table:table-cell office:value-type="string">
            <text:p>PAOK Salonique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Rat</text:p>
          </table:table-cell>
          <table:table-cell office:value-type="string">
            <text:p>Razvan</text:p>
          </table:table-cell>
          <table:table-cell office:value-type="string">
            <text:p>DG</text:p>
          </table:table-cell>
          <table:table-cell office:value-type="string">
            <text:p>http://2015.sofifa.org/15/players/60/143674.png</text:p>
          </table:table-cell>
          <table:table-cell office:value-type="string">
            <text:p>PAOK Salonique</text:p>
          </table:table-cell>
          <table:table-cell table:number-columns-repeated="2" office:value-type="string">
            <text:p>Rouman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Itandje</text:p>
          </table:table-cell>
          <table:table-cell office:value-type="string">
            <text:p>Charles</text:p>
          </table:table-cell>
          <table:table-cell office:value-type="string">
            <text:p>G</text:p>
          </table:table-cell>
          <table:table-cell office:value-type="string">
            <text:p>http://2015.sofifa.org/15/players/60/116914.png</text:p>
          </table:table-cell>
          <table:table-cell office:value-type="string">
            <text:p>PAOK Salonique</text:p>
          </table:table-cell>
          <table:table-cell table:number-columns-repeated="2" office:value-type="string">
            <text:p>Cameroun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artens</text:p>
          </table:table-cell>
          <table:table-cell office:value-type="string">
            <text:p>Maarten</text:p>
          </table:table-cell>
          <table:table-cell office:value-type="string">
            <text:p>MOC</text:p>
          </table:table-cell>
          <table:table-cell office:value-type="string">
            <text:p>http://2015.sofifa.org/15/players/60/156544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Belgiqu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aduro</text:p>
          </table:table-cell>
          <table:table-cell office:value-type="string">
            <text:p>Hedwiges</text:p>
          </table:table-cell>
          <table:table-cell office:value-type="string">
            <text:p>MDC</text:p>
          </table:table-cell>
          <table:table-cell office:value-type="string">
            <text:p>http://2015.sofifa.org/15/players/60/168584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Pays-Bas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Athanasiadis</text:p>
          </table:table-cell>
          <table:table-cell office:value-type="string">
            <text:p>Stefanos</text:p>
          </table:table-cell>
          <table:table-cell office:value-type="string">
            <text:p>BU</text:p>
          </table:table-cell>
          <table:table-cell office:value-type="string">
            <text:p>http://2015.sofifa.org/15/players/60/184815.png</text:p>
          </table:table-cell>
          <table:table-cell office:value-type="string">
            <text:p>PAOK Salonique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pyropoulos</text:p>
          </table:table-cell>
          <table:table-cell office:value-type="string">
            <text:p>Nikos</text:p>
          </table:table-cell>
          <table:table-cell office:value-type="string">
            <text:p>DG</text:p>
          </table:table-cell>
          <table:table-cell office:value-type="string">
            <text:p>http://2015.sofifa.org/15/players/60/153608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ace</text:p>
          </table:table-cell>
          <table:table-cell office:value-type="string">
            <text:p>Ergys</text:p>
          </table:table-cell>
          <table:table-cell office:value-type="string">
            <text:p>MC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Alban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Mak</text:p>
          </table:table-cell>
          <table:table-cell office:value-type="string">
            <text:p>Robert</text:p>
          </table:table-cell>
          <table:table-cell office:value-type="string">
            <text:p>MDR</text:p>
          </table:table-cell>
          <table:table-cell office:value-type="string">
            <text:p>http://2015.sofifa.org/15/players/60/198193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Slovaqui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Vitor</text:p>
          </table:table-cell>
          <table:table-cell office:value-type="string">
            <text:p>Miguel</text:p>
          </table:table-cell>
          <table:table-cell office:value-type="string">
            <text:p>DC</text:p>
          </table:table-cell>
          <table:table-cell office:value-type="string">
            <text:p>http://2015.sofifa.org/15/players/60/185194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Portugal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Tzavellas</text:p>
          </table:table-cell>
          <table:table-cell office:value-type="string">
            <text:p>Georgios</text:p>
          </table:table-cell>
          <table:table-cell office:value-type="string">
            <text:p>DG</text:p>
          </table:table-cell>
          <table:table-cell office:value-type="string">
            <text:p>http://2015.sofifa.org/15/players/60/199060.png</text:p>
          </table:table-cell>
          <table:table-cell office:value-type="string">
            <text:p>PAOK Salonique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Tziolis</text:p>
          </table:table-cell>
          <table:table-cell office:value-type="string">
            <text:p>Alexandros</text:p>
          </table:table-cell>
          <table:table-cell office:value-type="string">
            <text:p>MDC</text:p>
          </table:table-cell>
          <table:table-cell office:value-type="string">
            <text:p>http://2015.sofifa.org/15/players/60/142329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Giakoumis</text:p>
          </table:table-cell>
          <table:table-cell office:value-type="string">
            <text:p>Asterios</text:p>
          </table:table-cell>
          <table:table-cell office:value-type="string">
            <text:p>G</text:p>
          </table:table-cell>
          <table:table-cell office:value-type="string">
            <text:p>http://2015.sofifa.org/15/players/60/201322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Glykos</text:p>
          </table:table-cell>
          <table:table-cell office:value-type="string">
            <text:p>Panagiotis</text:p>
          </table:table-cell>
          <table:table-cell office:value-type="string">
            <text:p>G</text:p>
          </table:table-cell>
          <table:table-cell office:value-type="string">
            <text:p>http://2015.sofifa.org/15/players/60/185129.png</text:p>
          </table:table-cell>
          <table:table-cell office:value-type="string">
            <text:p>PAOK Salonique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oulouris</text:p>
          </table:table-cell>
          <table:table-cell office:value-type="string">
            <text:p>Efthimios</text:p>
          </table:table-cell>
          <table:table-cell office:value-type="string">
            <text:p>BU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itsiou</text:p>
          </table:table-cell>
          <table:table-cell office:value-type="string">
            <text:p>Stelios</text:p>
          </table:table-cell>
          <table:table-cell office:value-type="string">
            <text:p>DD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atsikas</text:p>
          </table:table-cell>
          <table:table-cell office:value-type="string">
            <text:p>Giorgos</text:p>
          </table:table-cell>
          <table:table-cell office:value-type="string">
            <text:p>DC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kondras</text:p>
          </table:table-cell>
          <table:table-cell office:value-type="string">
            <text:p>Giannis</text:p>
          </table:table-cell>
          <table:table-cell office:value-type="string">
            <text:p>DD</text:p>
          </table:table-cell>
          <table:table-cell office:value-type="string">
            <text:p>http://2015.sofifa.org/15/players/60/207706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Pereyra</text:p>
          </table:table-cell>
          <table:table-cell office:value-type="string">
            <text:p>Facundo</text:p>
          </table:table-cell>
          <table:table-cell office:value-type="string">
            <text:p>MOC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Argentin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Konstantinidis</text:p>
          </table:table-cell>
          <table:table-cell office:value-type="string">
            <text:p>Dimitris</text:p>
          </table:table-cell>
          <table:table-cell office:value-type="string">
            <text:p>DD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Pozoglou</text:p>
          </table:table-cell>
          <table:table-cell office:value-type="string">
            <text:p>Stelios</text:p>
          </table:table-cell>
          <table:table-cell office:value-type="string">
            <text:p>MG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Savvidis</text:p>
          </table:table-cell>
          <table:table-cell office:value-type="string">
            <text:p>Kyriakos</text:p>
          </table:table-cell>
          <table:table-cell office:value-type="string">
            <text:p>MOC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Golasa</text:p>
          </table:table-cell>
          <table:table-cell office:value-type="string">
            <text:p>Eyal</text:p>
          </table:table-cell>
          <table:table-cell office:value-type="string">
            <text:p>MOC</text:p>
          </table:table-cell>
          <table:table-cell office:value-type="string">
            <text:p>http://2015.sofifa.org/15/players/60/206341.png</text:p>
          </table:table-cell>
          <table:table-cell office:value-type="string">
            <text:p>PAOK Salonique</text:p>
          </table:table-cell>
          <table:table-cell/>
          <table:table-cell office:value-type="string">
            <text:p>Israel</text:p>
          </table:table-cell>
          <table:table-cell office:value-type="string">
            <text:p>Superleague Ellada</text:p>
          </table:table-cell>
        </table:table-row>
        <table:table-row table:style-name="ro1">
          <table:table-cell office:value-type="string">
            <text:p>Pozatzidis</text:p>
          </table:table-cell>
          <table:table-cell office:value-type="string">
            <text:p>Stelios</text:p>
          </table:table-cell>
          <table:table-cell office:value-type="string">
            <text:p>DG</text:p>
          </table:table-cell>
          <table:table-cell/>
          <table:table-cell office:value-type="string">
            <text:p>PAOK Salonique</text:p>
          </table:table-cell>
          <table:table-cell/>
          <table:table-cell office:value-type="string">
            <text:p>Grece</text:p>
          </table:table-cell>
          <table:table-cell office:value-type="string">
            <text:p>Superleague Ellada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17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0-24T16:28:50.35</meta:creation-date>
    <dc:date>2014-10-24T17:26:54.11</dc:date>
    <dc:creator>Max Boss</dc:creator>
    <meta:editing-duration>PT58M</meta:editing-duration>
    <meta:editing-cycles>8</meta:editing-cycles>
    <meta:generator>OpenOffice.org/3.3$Win32 OpenOffice.org_project/330m20$Build-9567</meta:generator>
    <meta:document-statistic meta:table-count="3" meta:cell-count="937" meta:object-count="0"/>
  </office:meta>
</office:document-meta>
</file>